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47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fill-color="#ffff00" draw:textarea-horizontal-align="center" draw:textarea-vertical-align="middle"/>
    </style:style>
    <style:style style:name="gr11" style:family="graphic" style:parent-style-name="standard">
      <style:graphic-properties draw:fill="gradient" draw:fill-gradient-name="Radial_20_red_2f_yellow" draw:textarea-horizontal-align="center" draw:textarea-vertical-align="middle"/>
    </style:style>
    <style:style style:name="gr12" style:family="graphic" style:parent-style-name="standard">
      <style:graphic-properties svg:stroke-width="0.051cm" svg:stroke-color="#4700b8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14" style:family="graphic" style:parent-style-name="standard">
      <style:graphic-properties svg:stroke-width="0.051cm" svg:stroke-color="#00008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Symbol" style:font-pitch="variable" style:font-charset="x-symbol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1.27cm" svg:x="5.77cm" svg:y="2.905cm">
          <text:p text:style-name="P1">Pulsed Nd-YAG laser</text:p>
        </draw:rect>
        <draw:line draw:style-name="gr2" draw:text-style-name="P1" draw:layer="layout" svg:x1="12.42cm" svg:y1="3.54cm" svg:x2="14.325cm" svg:y2="3.54cm">
          <text:p/>
        </draw:line>
        <draw:custom-shape draw:style-name="gr3" draw:text-style-name="P1" draw:layer="layout" svg:width="2.54cm" svg:height="1.27cm" svg:x="14.16cm" svg:y="2.905cm">
          <text:p text:style-name="P1">SH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2" draw:layer="layout" svg:width="2.428cm" svg:height="0.806cm" svg:x="12.12cm" svg:y="2.609cm">
          <draw:text-box>
            <text:p><text:span text:style-name="T1">1064 nm</text:span></text:p>
          </draw:text-box>
        </draw:frame>
        <draw:line draw:style-name="gr2" draw:text-style-name="P1" draw:layer="layout" svg:x1="17.021cm" svg:y1="3.14cm" svg:x2="18.926cm" svg:y2="3.14cm">
          <text:p/>
        </draw:line>
        <draw:line draw:style-name="gr5" draw:text-style-name="P1" draw:layer="layout" svg:x1="17.022cm" svg:y1="3.94cm" svg:x2="18.927cm" svg:y2="3.94cm">
          <text:p/>
        </draw:line>
        <draw:frame draw:style-name="gr4" draw:text-style-name="P2" draw:layer="layout" svg:width="2.428cm" svg:height="0.806cm" svg:x="16.52cm" svg:y="2.209cm">
          <draw:text-box>
            <text:p><text:span text:style-name="T1">1064 nm</text:span></text:p>
          </draw:text-box>
        </draw:frame>
        <draw:frame draw:style-name="gr4" draw:text-style-name="P2" draw:layer="layout" svg:width="2.153cm" svg:height="0.806cm" svg:x="16.668cm" svg:y="3.909cm">
          <draw:text-box>
            <text:p><text:span text:style-name="T1">532 nm</text:span></text:p>
          </draw:text-box>
        </draw:frame>
        <draw:custom-shape draw:style-name="gr6" draw:text-style-name="P1" draw:layer="layout" svg:width="2.54cm" svg:height="1.27cm" svg:x="19.16cm" svg:y="2.905cm">
          <text:p text:style-name="P1">TH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21.921cm" svg:y1="4.04cm" svg:x2="23.826cm" svg:y2="4.04cm">
          <text:p/>
        </draw:line>
        <draw:line draw:style-name="gr5" draw:text-style-name="P1" draw:layer="layout" svg:x1="21.922cm" svg:y1="3.54cm" svg:x2="23.827cm" svg:y2="3.54cm">
          <text:p/>
        </draw:line>
        <draw:line draw:style-name="gr2" draw:text-style-name="P1" draw:layer="layout" svg:x1="21.923cm" svg:y1="3.04cm" svg:x2="23.828cm" svg:y2="3.04cm">
          <text:p/>
        </draw:line>
        <draw:frame draw:style-name="gr4" draw:text-style-name="P2" draw:layer="layout" svg:width="2.153cm" svg:height="0.806cm" svg:x="21.669cm" svg:y="4.009cm">
          <draw:text-box>
            <text:p><text:span text:style-name="T1">355 nm</text:span></text:p>
          </draw:text-box>
        </draw:frame>
        <draw:rect draw:style-name="gr8" draw:text-style-name="P1" draw:layer="layout" svg:width="2.119cm" svg:height="1.694cm" svg:x="24.185cm" svg:y="2.679cm">
          <text:p/>
        </draw:rect>
        <draw:line draw:style-name="gr9" draw:text-style-name="P1" draw:layer="layout" svg:x1="24.794cm" svg:y1="3.135cm" svg:x2="25.78cm" svg:y2="3.969cm">
          <text:p/>
        </draw:line>
        <draw:frame draw:style-name="gr4" draw:text-style-name="P2" draw:layer="layout" svg:width="3.228cm" svg:height="0.861cm" svg:x="23.57cm" svg:y="1.809cm">
          <draw:text-box>
            <text:p><text:span text:style-name="T2">l</text:span><text:span text:style-name="T1"> separation</text:span></text:p>
          </draw:text-box>
        </draw:frame>
        <draw:line draw:style-name="gr7" draw:text-style-name="P1" draw:layer="layout" svg:x1="25.255cm" svg:y1="4.375cm" svg:x2="25.255cm" svg:y2="6.28cm">
          <text:p/>
        </draw:line>
        <draw:line draw:style-name="gr9" draw:text-style-name="P1" draw:layer="layout" svg:x1="24.908cm" svg:y1="6.662cm" svg:x2="25.648cm" svg:y2="6.05cm">
          <text:p/>
        </draw:line>
        <draw:line draw:style-name="gr7" draw:text-style-name="P1" draw:layer="layout" svg:x1="25.255cm" svg:y1="6.276cm" svg:x2="23.618cm" svg:y2="6.295cm">
          <text:p/>
        </draw:line>
        <draw:g>
          <draw:circle draw:style-name="gr10" draw:text-style-name="P1" draw:layer="layout" svg:width="1.27cm" svg:height="1.27cm" svg:x="22.065cm" svg:y="5.634cm">
            <text:p/>
          </draw:circle>
          <draw:circle draw:style-name="gr8" draw:text-style-name="P1" draw:layer="layout" svg:width="0.635cm" svg:height="0.635cm" svg:x="22.383cm" svg:y="5.952cm">
            <text:p/>
          </draw:circle>
        </draw:g>
        <draw:frame draw:style-name="gr4" draw:text-style-name="P2" draw:layer="layout" svg:width="3.563cm" svg:height="0.861cm" svg:x="21.07cm" svg:y="6.91cm">
          <draw:text-box>
            <text:p><text:span text:style-name="T2">l</text:span><text:span text:style-name="T1">/2 waveplate</text:span></text:p>
          </draw:text-box>
        </draw:frame>
        <draw:line draw:style-name="gr7" draw:text-style-name="P1" draw:layer="layout" svg:x1="21.656cm" svg:y1="6.277cm" svg:x2="20.019cm" svg:y2="6.296cm">
          <text:p/>
        </draw:line>
        <draw:rect draw:style-name="gr11" draw:text-style-name="P1" draw:layer="layout" svg:width="6.35cm" svg:height="1.27cm" svg:x="13.37cm" svg:y="5.628cm">
          <text:p text:style-name="P1">Dye laser</text:p>
        </draw:rect>
        <draw:line draw:style-name="gr12" draw:text-style-name="P1" draw:layer="layout" svg:x1="13.118cm" svg:y1="6.278cm" svg:x2="11.481cm" svg:y2="6.297cm">
          <text:p/>
        </draw:line>
        <draw:custom-shape draw:style-name="gr13" draw:text-style-name="P1" draw:layer="layout" svg:width="2.54cm" svg:height="1.27cm" svg:x="8.898cm" svg:y="5.628cm">
          <text:p text:style-name="P1">SHG</text:p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" draw:text-style-name="P1" draw:layer="layout" svg:x1="8.919cm" svg:y1="6.002cm" svg:x2="7.282cm" svg:y2="6.021cm">
          <text:p/>
        </draw:line>
        <draw:frame draw:style-name="gr4" draw:text-style-name="P2" draw:layer="layout" svg:width="3.423cm" svg:height="0.806cm" svg:x="10.569cm" svg:y="4.909cm">
          <draw:text-box>
            <text:p><text:span text:style-name="T1">400 - 500 nm</text:span></text:p>
          </draw:text-box>
        </draw:frame>
        <draw:line draw:style-name="gr14" draw:text-style-name="P1" draw:layer="layout" svg:x1="8.92cm" svg:y1="6.603cm" svg:x2="7.283cm" svg:y2="6.622cm">
          <text:p/>
        </draw:line>
        <draw:frame draw:style-name="gr4" draw:text-style-name="P2" draw:layer="layout" svg:width="3.423cm" svg:height="1.361cm" svg:x="6.97cm" svg:y="7.009cm">
          <draw:text-box>
            <text:p><text:span text:style-name="T1">400 - 500 nm</text:span></text:p>
            <text:p><text:span text:style-name="T1">200 - 250 nm</text:span></text:p>
          </draw:text-box>
        </draw:frame>
        <draw:rect draw:style-name="gr8" draw:text-style-name="P1" draw:layer="layout" svg:width="2.119cm" svg:height="1.694cm" svg:x="4.985cm" svg:y="5.379cm">
          <text:p/>
        </draw:rect>
        <draw:line draw:style-name="gr9" draw:text-style-name="P1" draw:layer="layout" svg:x1="5.594cm" svg:y1="5.835cm" svg:x2="6.58cm" svg:y2="6.669cm">
          <text:p/>
        </draw:line>
        <draw:frame draw:style-name="gr4" draw:text-style-name="P2" draw:layer="layout" svg:width="3.228cm" svg:height="0.861cm" svg:x="4.37cm" svg:y="4.509cm">
          <draw:text-box>
            <text:p><text:span text:style-name="T2">l</text:span><text:span text:style-name="T1"> separation</text:span></text:p>
          </draw:text-box>
        </draw:frame>
        <draw:line draw:style-name="gr14" draw:text-style-name="P1" draw:layer="layout" svg:x1="6.113cm" svg:y1="7.073cm" svg:x2="6.113cm" svg:y2="8.62cm">
          <text:p/>
        </draw:line>
        <draw:frame draw:style-name="gr4" draw:text-style-name="P2" draw:layer="layout" svg:width="3.423cm" svg:height="0.806cm" svg:x="4.671cm" svg:y="8.71cm">
          <draw:text-box>
            <text:p><text:span text:style-name="T1">200 - 250 n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09-07-02T14:48:59</meta:creation-date>
    <dc:date>2011-01-25T11:06:32</dc:date>
    <dc:creator>Jussi Eloranta</dc:creator>
    <meta:editing-duration>PT43M33S</meta:editing-duration>
    <meta:editing-cycles>17</meta:editing-cycles>
    <meta:generator>OpenOffice.org/3.3$Linux OpenOffice.org_project/330m19$Build-9561</meta:generator>
    <meta:document-statistic meta:object-count="36"/>
  </office:meta>
</office:document-meta>
</file>